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élorusse" svg:font-family="Biélorusse"/>
    <style:font-face style:name="Comic" svg:font-family="Comic"/>
    <style:font-face style:name="hongroise" svg:font-family="hongroise"/>
    <style:font-face style:name="Comic sans ms" svg:font-family="'Comic sans ms'" style:font-family-generic="script"/>
    <style:font-face style:name="Noto Sans Devanagari1" svg:font-family="'Noto Sans Devanagari'" style:font-family-generic="swiss"/>
    <style:font-face style:name="AkrutiTml2" svg:font-family="AkrutiTml2" style:font-pitch="variable"/>
    <style:font-face style:name="C059" svg:font-family="C059" style:font-pitch="variable"/>
    <style:font-face style:name="D050000L" svg:font-family="D050000L" style:font-pitch="variable"/>
    <style:font-face style:name="Z003" svg:font-family="Z003"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059" fo:font-size="14pt" style:text-underline-style="solid" style:text-underline-width="auto" style:text-underline-color="font-color" officeooo:rsid="003f04e2" officeooo:paragraph-rsid="003f04e2" style:font-size-asian="14pt" style:font-size-complex="14pt"/>
    </style:style>
    <style:style style:name="P2" style:family="paragraph" style:parent-style-name="Standard">
      <style:paragraph-properties fo:text-align="justify" style:justify-single-word="false"/>
      <style:text-properties style:font-name="C059" fo:font-size="12pt" style:text-underline-style="none" officeooo:rsid="003f04e2" officeooo:paragraph-rsid="003f04e2" style:font-size-asian="10.5pt" style:font-size-complex="12pt"/>
    </style:style>
    <style:style style:name="P3" style:family="paragraph" style:parent-style-name="Standard">
      <style:paragraph-properties fo:text-align="justify" style:justify-single-word="false"/>
      <style:text-properties style:font-name="C059" style:text-underline-style="solid" style:text-underline-width="auto" style:text-underline-color="font-color" officeooo:rsid="0011bb11" officeooo:paragraph-rsid="0011bb11"/>
    </style:style>
    <style:style style:name="P4" style:family="paragraph" style:parent-style-name="Standard">
      <style:paragraph-properties fo:text-align="justify" style:justify-single-word="false"/>
      <style:text-properties style:font-name="C059" style:text-underline-style="solid" style:text-underline-width="auto" style:text-underline-color="font-color" officeooo:rsid="0017f2a2" officeooo:paragraph-rsid="0017f2a2"/>
    </style:style>
    <style:style style:name="P5" style:family="paragraph" style:parent-style-name="Standard">
      <style:paragraph-properties fo:text-align="center" style:justify-single-word="false"/>
      <style:text-properties style:font-name="C059" style:text-underline-style="solid" style:text-underline-width="auto" style:text-underline-color="font-color" officeooo:rsid="001f3381" officeooo:paragraph-rsid="001f3381"/>
    </style:style>
    <style:style style:name="P6" style:family="paragraph" style:parent-style-name="Standard">
      <style:paragraph-properties fo:text-align="center" style:justify-single-word="false"/>
      <style:text-properties style:font-name="C059" style:text-underline-style="solid" style:text-underline-width="auto" style:text-underline-color="font-color" officeooo:rsid="0024a712" officeooo:paragraph-rsid="0024a712"/>
    </style:style>
    <style:style style:name="P7" style:family="paragraph" style:parent-style-name="Standard">
      <style:paragraph-properties fo:text-align="justify" style:justify-single-word="false"/>
      <style:text-properties style:font-name="C059" style:text-underline-style="solid" style:text-underline-width="auto" style:text-underline-color="font-color" officeooo:rsid="002f4e40" officeooo:paragraph-rsid="002f4e40"/>
    </style:style>
    <style:style style:name="P8" style:family="paragraph" style:parent-style-name="Standard">
      <style:paragraph-properties fo:text-align="center" style:justify-single-word="false"/>
      <style:text-properties style:font-name="C059" style:text-underline-style="solid" style:text-underline-width="auto" style:text-underline-color="font-color" officeooo:rsid="002f4e40" officeooo:paragraph-rsid="002f4e40"/>
    </style:style>
    <style:style style:name="P9" style:family="paragraph" style:parent-style-name="Standard">
      <style:paragraph-properties fo:text-align="justify" style:justify-single-word="false"/>
      <style:text-properties style:font-name="C059" officeooo:rsid="0008d5bc" officeooo:paragraph-rsid="0008d5bc"/>
    </style:style>
    <style:style style:name="P10" style:family="paragraph" style:parent-style-name="Standard">
      <style:paragraph-properties fo:text-align="justify" style:justify-single-word="false"/>
      <style:text-properties style:font-name="C059" officeooo:rsid="0008d5bc" officeooo:paragraph-rsid="0026e79f"/>
    </style:style>
    <style:style style:name="P11" style:family="paragraph" style:parent-style-name="Standard">
      <style:paragraph-properties fo:text-align="justify" style:justify-single-word="false"/>
      <style:text-properties style:font-name="C059" officeooo:rsid="0026e79f" officeooo:paragraph-rsid="0026e79f"/>
    </style:style>
    <style:style style:name="P12" style:family="paragraph" style:parent-style-name="Standard">
      <style:paragraph-properties fo:text-align="justify" style:justify-single-word="false"/>
      <style:text-properties style:font-name="C059" officeooo:rsid="000a13c4" officeooo:paragraph-rsid="000a13c4"/>
    </style:style>
    <style:style style:name="P13" style:family="paragraph" style:parent-style-name="Standard">
      <style:paragraph-properties fo:text-align="justify" style:justify-single-word="false"/>
      <style:text-properties style:font-name="C059" officeooo:rsid="000f3053" officeooo:paragraph-rsid="000f3053"/>
    </style:style>
    <style:style style:name="P14" style:family="paragraph" style:parent-style-name="Standard">
      <style:paragraph-properties fo:text-align="justify" style:justify-single-word="false"/>
      <style:text-properties style:font-name="C059" style:text-underline-style="none" officeooo:rsid="0011bb11" officeooo:paragraph-rsid="0011bb11"/>
    </style:style>
    <style:style style:name="P15" style:family="paragraph" style:parent-style-name="Standard">
      <style:paragraph-properties fo:text-align="justify" style:justify-single-word="false"/>
      <style:text-properties style:font-name="C059" style:text-underline-style="none" officeooo:rsid="00166529" officeooo:paragraph-rsid="00166529"/>
    </style:style>
    <style:style style:name="P16" style:family="paragraph" style:parent-style-name="Standard">
      <style:paragraph-properties fo:text-align="justify" style:justify-single-word="false"/>
      <style:text-properties style:font-name="C059" style:text-underline-style="none" officeooo:rsid="00195d3a" officeooo:paragraph-rsid="00195d3a"/>
    </style:style>
    <style:style style:name="P17" style:family="paragraph" style:parent-style-name="Standard">
      <style:paragraph-properties fo:text-align="justify" style:justify-single-word="false"/>
      <style:text-properties style:font-name="C059" style:text-underline-style="none" officeooo:rsid="001dfb92" officeooo:paragraph-rsid="001dfb92"/>
    </style:style>
    <style:style style:name="P18" style:family="paragraph" style:parent-style-name="Standard">
      <style:paragraph-properties fo:text-align="justify" style:justify-single-word="false"/>
      <style:text-properties style:font-name="C059" style:text-underline-style="none" officeooo:rsid="00296168" officeooo:paragraph-rsid="00296168"/>
    </style:style>
    <style:style style:name="P19" style:family="paragraph" style:parent-style-name="Standard">
      <style:paragraph-properties fo:text-align="justify" style:justify-single-word="false"/>
      <style:text-properties style:font-name="C059" style:text-underline-style="none" officeooo:rsid="0020a8f6" officeooo:paragraph-rsid="0020a8f6"/>
    </style:style>
    <style:style style:name="P20" style:family="paragraph" style:parent-style-name="Standard">
      <style:paragraph-properties fo:text-align="justify" style:justify-single-word="false"/>
      <style:text-properties style:font-name="C059" style:text-underline-style="none" officeooo:rsid="0020a8f6" officeooo:paragraph-rsid="0022239c"/>
    </style:style>
    <style:style style:name="P21" style:family="paragraph" style:parent-style-name="Standard">
      <style:paragraph-properties fo:text-align="justify" style:justify-single-word="false"/>
      <style:text-properties style:font-name="C059" style:text-underline-style="none" officeooo:rsid="003f7735" officeooo:paragraph-rsid="003f7735"/>
    </style:style>
    <style:style style:name="P22" style:family="paragraph" style:parent-style-name="Standard">
      <style:paragraph-properties fo:text-align="justify" style:justify-single-word="false"/>
      <style:text-properties style:font-name="C059" style:text-underline-style="none" officeooo:rsid="0024a712" officeooo:paragraph-rsid="00734ac1"/>
    </style:style>
    <style:style style:name="P23" style:family="paragraph" style:parent-style-name="Standard">
      <style:paragraph-properties fo:text-align="justify" style:justify-single-word="false"/>
      <style:text-properties style:font-name="C059" style:text-underline-style="none" officeooo:rsid="0024a712" officeooo:paragraph-rsid="007f4735"/>
    </style:style>
    <style:style style:name="P24" style:family="paragraph" style:parent-style-name="Standard">
      <style:paragraph-properties fo:text-align="justify" style:justify-single-word="false"/>
      <style:text-properties style:font-name="C059" style:text-underline-style="none" officeooo:rsid="0024a712" officeooo:paragraph-rsid="00806bef"/>
    </style:style>
    <style:style style:name="P25" style:family="paragraph" style:parent-style-name="Standard">
      <style:paragraph-properties fo:text-align="center" style:justify-single-word="false"/>
      <style:text-properties style:font-name="C059" style:text-underline-style="none" officeooo:rsid="0024a712" officeooo:paragraph-rsid="0024a712"/>
    </style:style>
    <style:style style:name="P26" style:family="paragraph" style:parent-style-name="Standard">
      <style:paragraph-properties fo:text-align="justify" style:justify-single-word="false"/>
      <style:text-properties style:font-name="C059" style:text-underline-style="none" officeooo:rsid="003e585a" officeooo:paragraph-rsid="003e585a"/>
    </style:style>
    <style:style style:name="P27" style:family="paragraph" style:parent-style-name="Standard">
      <style:paragraph-properties fo:text-align="justify" style:justify-single-word="false"/>
      <style:text-properties style:font-name="C059" style:text-underline-style="none" officeooo:rsid="003e585a" officeooo:paragraph-rsid="0089cfa1"/>
    </style:style>
    <style:style style:name="P28" style:family="paragraph" style:parent-style-name="Standard">
      <style:paragraph-properties fo:text-align="justify" style:justify-single-word="false"/>
      <style:text-properties style:font-name="C059" style:text-underline-style="none" officeooo:rsid="002f4e40" officeooo:paragraph-rsid="002f4e40"/>
    </style:style>
    <style:style style:name="P29" style:family="paragraph" style:parent-style-name="Standard">
      <style:paragraph-properties fo:text-align="justify" style:justify-single-word="false"/>
      <style:text-properties style:font-name="C059" style:text-underline-style="none" officeooo:rsid="002f4e40" officeooo:paragraph-rsid="008b5100"/>
    </style:style>
    <style:style style:name="P30" style:family="paragraph" style:parent-style-name="Standard">
      <style:paragraph-properties fo:text-align="justify" style:justify-single-word="false"/>
      <style:text-properties style:font-name="C059" style:text-underline-style="none" officeooo:rsid="003dd6b6" officeooo:paragraph-rsid="003dd6b6"/>
    </style:style>
    <style:style style:name="P31" style:family="paragraph" style:parent-style-name="Standard">
      <style:paragraph-properties fo:text-align="justify" style:justify-single-word="false"/>
      <style:text-properties style:font-name="C059" style:text-underline-style="none" officeooo:rsid="003dd6b6" officeooo:paragraph-rsid="00414717"/>
    </style:style>
    <style:style style:name="P32" style:family="paragraph" style:parent-style-name="Standard">
      <style:paragraph-properties fo:text-align="justify" style:justify-single-word="false"/>
      <style:text-properties style:font-name="C059" style:text-underline-style="none" officeooo:rsid="006f64f5" officeooo:paragraph-rsid="006f64f5"/>
    </style:style>
    <style:style style:name="P33" style:family="paragraph" style:parent-style-name="Standard">
      <style:paragraph-properties fo:text-align="justify" style:justify-single-word="false"/>
      <style:text-properties style:font-name="C059" style:text-underline-style="none" officeooo:rsid="00741baa" officeooo:paragraph-rsid="00741baa"/>
    </style:style>
    <style:style style:name="P34" style:family="paragraph" style:parent-style-name="Standard">
      <style:paragraph-properties fo:text-align="justify" style:justify-single-word="false"/>
      <style:text-properties style:font-name="C059" style:text-underline-style="none" officeooo:rsid="00741baa" officeooo:paragraph-rsid="008fc384"/>
    </style:style>
    <style:style style:name="P35" style:family="paragraph" style:parent-style-name="Standard">
      <style:paragraph-properties fo:text-align="justify" style:justify-single-word="false"/>
      <style:text-properties style:font-name="C059" style:text-underline-style="none" officeooo:rsid="0074784f" officeooo:paragraph-rsid="0074784f"/>
    </style:style>
    <style:style style:name="P36" style:family="paragraph" style:parent-style-name="Standard">
      <style:paragraph-properties fo:text-align="justify" style:justify-single-word="false"/>
      <style:text-properties style:font-name="C059" style:text-underline-style="none" officeooo:rsid="0074784f" officeooo:paragraph-rsid="0077f2be"/>
    </style:style>
    <style:style style:name="P37" style:family="paragraph" style:parent-style-name="Standard">
      <style:paragraph-properties fo:text-align="justify" style:justify-single-word="false"/>
      <style:text-properties style:font-name="C059" style:text-underline-style="none" officeooo:rsid="0075803a" officeooo:paragraph-rsid="0077f2be"/>
    </style:style>
    <style:style style:name="P38" style:family="paragraph" style:parent-style-name="Standard">
      <style:paragraph-properties fo:text-align="justify" style:justify-single-word="false"/>
      <style:text-properties style:font-name="C059" style:text-underline-style="none" officeooo:rsid="0076f30d" officeooo:paragraph-rsid="0076f30d"/>
    </style:style>
    <style:style style:name="P39" style:family="paragraph" style:parent-style-name="Standard">
      <style:paragraph-properties fo:text-align="justify" style:justify-single-word="false"/>
      <style:text-properties style:font-name="C059" style:text-underline-style="none" officeooo:rsid="0077f2be" officeooo:paragraph-rsid="0077f2be"/>
    </style:style>
    <style:style style:name="P40" style:family="paragraph" style:parent-style-name="Standard">
      <style:paragraph-properties fo:text-align="justify" style:justify-single-word="false"/>
      <style:text-properties style:font-name="C059" style:text-underline-style="none" officeooo:rsid="0086f15e" officeooo:paragraph-rsid="0086f15e"/>
    </style:style>
    <style:style style:name="P41" style:family="paragraph" style:parent-style-name="Standard">
      <style:paragraph-properties fo:text-align="justify" style:justify-single-word="false"/>
      <style:text-properties style:font-name="C059" style:text-underline-style="none" officeooo:rsid="00896d09" officeooo:paragraph-rsid="00896d09"/>
    </style:style>
    <style:style style:name="P42" style:family="paragraph" style:parent-style-name="Standard">
      <style:paragraph-properties fo:text-align="justify" style:justify-single-word="false"/>
      <style:text-properties style:font-name="C059" style:text-underline-style="none" officeooo:rsid="008b5100" officeooo:paragraph-rsid="008b5100"/>
    </style:style>
    <style:style style:name="P43" style:family="paragraph" style:parent-style-name="Standard">
      <style:paragraph-properties fo:text-align="justify" style:justify-single-word="false"/>
      <style:text-properties style:font-name="C059" style:text-underline-style="none" officeooo:rsid="008bd7aa" officeooo:paragraph-rsid="008bd7aa"/>
    </style:style>
    <style:style style:name="P44" style:family="paragraph" style:parent-style-name="Standard">
      <style:paragraph-properties fo:text-align="justify" style:justify-single-word="false"/>
      <style:text-properties style:font-name="C059" style:text-underline-style="none" officeooo:rsid="008d8578" officeooo:paragraph-rsid="008d8578"/>
    </style:style>
    <style:style style:name="P45" style:family="paragraph" style:parent-style-name="Standard">
      <style:paragraph-properties fo:text-align="justify" style:justify-single-word="false"/>
      <style:text-properties style:font-name="C059" style:text-underline-style="none" officeooo:rsid="008f7d1a" officeooo:paragraph-rsid="008f7d1a"/>
    </style:style>
    <style:style style:name="P46" style:family="paragraph" style:parent-style-name="Standard">
      <style:paragraph-properties fo:text-align="justify" style:justify-single-word="false"/>
      <style:text-properties style:font-name="C059" style:text-underline-style="none" officeooo:rsid="003f04e2" officeooo:paragraph-rsid="003f04e2"/>
    </style:style>
    <style:style style:name="P47" style:family="paragraph" style:parent-style-name="Standard">
      <style:paragraph-properties fo:text-align="center" style:justify-single-word="false"/>
      <style:text-properties style:font-name="C059" fo:font-size="13pt" style:text-underline-style="solid" style:text-underline-width="auto" style:text-underline-color="font-color" officeooo:rsid="0008d5bc" officeooo:paragraph-rsid="0008d5bc" style:font-size-asian="13pt" style:font-size-complex="13pt"/>
    </style:style>
    <style:style style:name="P48" style:family="paragraph" style:parent-style-name="Standard">
      <style:paragraph-properties fo:text-align="center" style:justify-single-word="false"/>
      <style:text-properties style:font-name="C059" fo:font-size="13pt" style:text-underline-style="solid" style:text-underline-width="auto" style:text-underline-color="font-color" officeooo:rsid="0011bb11" officeooo:paragraph-rsid="0011bb11" style:font-size-asian="13pt" style:font-size-complex="13pt"/>
    </style:style>
    <style:style style:name="P49" style:family="paragraph" style:parent-style-name="Standard">
      <style:paragraph-properties fo:text-align="center" style:justify-single-word="false"/>
      <style:text-properties style:font-name="C059" fo:font-size="13pt" style:text-underline-style="solid" style:text-underline-width="auto" style:text-underline-color="font-color" officeooo:rsid="0017f2a2" officeooo:paragraph-rsid="0017f2a2" style:font-size-asian="13pt" style:font-size-complex="13pt"/>
    </style:style>
    <style:style style:name="P50" style:family="paragraph" style:parent-style-name="Standard">
      <style:paragraph-properties fo:text-align="justify" style:justify-single-word="false"/>
      <style:text-properties style:font-name="C059" fo:font-size="13pt" style:text-underline-style="solid" style:text-underline-width="auto" style:text-underline-color="font-color" officeooo:rsid="002f4e40" officeooo:paragraph-rsid="002c4139" style:font-size-asian="13pt" style:font-size-complex="13pt"/>
    </style:style>
    <style:style style:name="T1" style:family="text">
      <style:text-properties officeooo:rsid="000a13c4"/>
    </style:style>
    <style:style style:name="T2" style:family="text">
      <style:text-properties officeooo:rsid="000fbbb8"/>
    </style:style>
    <style:style style:name="T3" style:family="text">
      <style:text-properties officeooo:rsid="00130a29"/>
    </style:style>
    <style:style style:name="T4" style:family="text">
      <style:text-properties officeooo:rsid="0017f1fd"/>
    </style:style>
    <style:style style:name="T5" style:family="text">
      <style:text-properties officeooo:rsid="00195d3a"/>
    </style:style>
    <style:style style:name="T6" style:family="text">
      <style:text-properties officeooo:rsid="001c8c76"/>
    </style:style>
    <style:style style:name="T7" style:family="text">
      <style:text-properties officeooo:rsid="001ec8e7"/>
    </style:style>
    <style:style style:name="T8" style:family="text">
      <style:text-properties officeooo:rsid="0021ed49"/>
    </style:style>
    <style:style style:name="T9" style:family="text">
      <style:text-properties officeooo:rsid="0022239c"/>
    </style:style>
    <style:style style:name="T10" style:family="text">
      <style:text-properties officeooo:rsid="00277298"/>
    </style:style>
    <style:style style:name="T11" style:family="text">
      <style:text-properties officeooo:rsid="00296168"/>
    </style:style>
    <style:style style:name="T12" style:family="text">
      <style:text-properties officeooo:rsid="002c4139"/>
    </style:style>
    <style:style style:name="T13" style:family="text">
      <style:text-properties officeooo:rsid="002d6c0e"/>
    </style:style>
    <style:style style:name="T14" style:family="text">
      <style:text-properties officeooo:rsid="00385967"/>
    </style:style>
    <style:style style:name="T15" style:family="text">
      <style:text-properties officeooo:rsid="003e9167"/>
    </style:style>
    <style:style style:name="T16" style:family="text">
      <style:text-properties officeooo:rsid="00414717"/>
    </style:style>
    <style:style style:name="T17" style:family="text">
      <style:text-properties officeooo:rsid="004c3466"/>
    </style:style>
    <style:style style:name="T18" style:family="text">
      <style:text-properties officeooo:rsid="004dca67"/>
    </style:style>
    <style:style style:name="T19" style:family="text">
      <style:text-properties officeooo:rsid="004f237e"/>
    </style:style>
    <style:style style:name="T20" style:family="text">
      <style:text-properties officeooo:rsid="0054f709"/>
    </style:style>
    <style:style style:name="T21" style:family="text">
      <style:text-properties fo:font-size="13pt" style:font-size-asian="13pt" style:font-size-complex="13pt"/>
    </style:style>
    <style:style style:name="T22" style:family="text">
      <style:text-properties fo:font-size="13pt" style:text-underline-style="solid" style:text-underline-width="auto" style:text-underline-color="font-color" style:font-size-asian="13pt" style:font-size-complex="13pt"/>
    </style:style>
    <style:style style:name="T23" style:family="text">
      <style:text-properties officeooo:rsid="0060e616"/>
    </style:style>
    <style:style style:name="T24" style:family="text">
      <style:text-properties officeooo:rsid="006244df"/>
    </style:style>
    <style:style style:name="T25" style:family="text">
      <style:text-properties officeooo:rsid="0063c687"/>
    </style:style>
    <style:style style:name="T26" style:family="text">
      <style:text-properties officeooo:rsid="00668f65"/>
    </style:style>
    <style:style style:name="T27" style:family="text">
      <style:text-properties officeooo:rsid="006b629c"/>
    </style:style>
    <style:style style:name="T28" style:family="text">
      <style:text-properties officeooo:rsid="00734ac1"/>
    </style:style>
    <style:style style:name="T29" style:family="text">
      <style:text-properties officeooo:rsid="0074784f"/>
    </style:style>
    <style:style style:name="T30" style:family="text">
      <style:text-properties officeooo:rsid="0075803a"/>
    </style:style>
    <style:style style:name="T31" style:family="text">
      <style:text-properties officeooo:rsid="0076f30d"/>
    </style:style>
    <style:style style:name="T32" style:family="text">
      <style:text-properties officeooo:rsid="0077f2be"/>
    </style:style>
    <style:style style:name="T33" style:family="text">
      <style:text-properties officeooo:rsid="0079c08f"/>
    </style:style>
    <style:style style:name="T34" style:family="text">
      <style:text-properties officeooo:rsid="007b49b6"/>
    </style:style>
    <style:style style:name="T35" style:family="text">
      <style:text-properties officeooo:rsid="007f218d"/>
    </style:style>
    <style:style style:name="T36" style:family="text">
      <style:text-properties officeooo:rsid="00817e2b"/>
    </style:style>
    <style:style style:name="T37" style:family="text">
      <style:text-properties officeooo:rsid="0082e0e5"/>
    </style:style>
    <style:style style:name="T38" style:family="text">
      <style:text-properties officeooo:rsid="008551e4"/>
    </style:style>
    <style:style style:name="T39" style:family="text">
      <style:text-properties officeooo:rsid="0087d08e"/>
    </style:style>
    <style:style style:name="T40" style:family="text">
      <style:text-properties officeooo:rsid="00896d09"/>
    </style:style>
    <style:style style:name="T41" style:family="text">
      <style:text-properties officeooo:rsid="008a4823"/>
    </style:style>
    <style:style style:name="T42" style:family="text">
      <style:text-properties officeooo:rsid="008f7d1a"/>
    </style:style>
    <style:style style:name="T43" style:family="text">
      <style:text-properties officeooo:rsid="008fc384"/>
    </style:style>
    <style:style style:name="T44" style:family="text">
      <style:text-properties fo:font-size="12pt" style:font-size-asian="10.5pt" style:font-size-complex="12pt"/>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X212 – Rendu Etape 1 :</text:p>
      <text:p text:style-name="P2">LECOMTE Benjamin</text:p>
      <text:p text:style-name="P2">MANCEAU Thibaut</text:p>
      <text:p text:style-name="P46"><text:span text:style-name="T44">GROSJEAN Nicolas</text:span></text:p>
      <text:p text:style-name="P47">Algorithme pour pousser une brebis :</text:p>
      <text:p text:style-name="P9"/>
      <text:p text:style-name="P11">MODE SOLO : </text:p>
      <text:p text:style-name="P10"><text:tab/>Le chien s’approche de la brebis, lorsque le chien la voit, il initie un contournement circulaire autour d’elle pour se placer sur la prolongation de la droite passant par le centre de l’enclos et la position de la brebis. Ensuite, il la pousse jusqu’à l’enclos. On différencie le cas où la brebis se situe sur la droite du terrain, où le chien va commencer par décaler la brebis vers l’extérieur du terrain (haut ou bas) avant de la contourner et de la pousser. Si la brebis se situe sur une extrémité du terrain, le chien va pousser la brebis en suivant les bords.</text:p>
      <text:p text:style-name="P9">-<text:span text:style-name="T1">Au début, le chien suit la direction, qui va lui être indiqué par un éclaireur, d’équation :</text:span></text:p>
      <text:p text:style-name="P9"><text:tab/><text:tab/><text:tab/><text:tab/><text:tab/><text:tab/><draw:frame draw:style-name="fr1" draw:name="Objet2" text:anchor-type="as-char" svg:y="-0.619cm" svg:width="2.679cm" svg:height="0.998cm" draw:z-index="1"><draw:object xlink:href="./Object 2" xlink:type="simple" xlink:show="embed" xlink:actuate="onLoad"/><draw:image xlink:href="./ObjectReplacements/Object 2" xlink:type="simple" xlink:show="embed" xlink:actuate="onLoad"/></draw:frame></text:p>
      <text:p text:style-name="P9">-<text:span text:style-name="T1">Le chien va prendre une trajectoire circulaire autour de la brebis, de rayon égal à sa distance de vision, d’équation : </text:span></text:p>
      <text:p text:style-name="P9"><text:tab/><text:tab/><text:tab/><text:tab/> <draw:frame draw:style-name="fr1" draw:name="Objet3" text:anchor-type="as-char" svg:y="-0.386cm" svg:width="7.71cm" svg:height="0.508cm" draw:z-index="2"><draw:object xlink:href="./Object 3" xlink:type="simple" xlink:show="embed" xlink:actuate="onLoad"/><draw:image xlink:href="./ObjectReplacements/Object 3" xlink:type="simple" xlink:show="embed" xlink:actuate="onLoad"/></draw:frame></text:p>
      <text:p text:style-name="P12">-Finalement, il se déplacera selon la droite passant par la position d<text:span text:style-name="T12">e la brebis</text:span> et le centre de l’enclos, <text:span text:style-name="T17">d’équation :</text:span></text:p>
      <text:p text:style-name="P12"><text:tab/><text:tab/><text:tab/><text:tab/><text:tab/> <text:s text:c="5"/><draw:frame draw:style-name="fr1" draw:name="Objet1" text:anchor-type="as-char" svg:y="-0.619cm" svg:width="3.475cm" svg:height="0.998cm" draw:z-index="0"><draw:object xlink:href="./Object 1" xlink:type="simple" xlink:show="embed" xlink:actuate="onLoad"/><draw:image xlink:href="./ObjectReplacements/Object 1" xlink:type="simple" xlink:show="embed" xlink:actuate="onLoad"/></draw:frame></text:p>
      <text:p text:style-name="P12"/>
      <text:p text:style-name="P13"><text:tab/>Cet algorithme semble résistance face aux perturbations causés par d’autres chiens car <text:span text:style-name="T2">il suffit de relance la procédure de contournement de la brebis si le chien et la brebis ne sont plus alignés avec le centre de l’enclos.</text:span></text:p>
      <text:p text:style-name="P13"/>
      <text:p text:style-name="P11">MODE DUEL :</text:p>
      <text:p text:style-name="P11"><text:tab/>Les chiens qui ramènent les brebis dans notre enclos fonctionnent de la même manière qu’en solo. <text:span text:style-name="T18">De plus, d</text:span>es chiens devront s’occuper de protéger notre enclos et de sortir les brebis de l’enclos adverse.</text:p>
      <text:p text:style-name="P11"><text:tab/>Le chien qui protège l’enclos devra juste faire le tour de <text:span text:style-name="T19">notre </text:span>enclos et appliquer la procédure décrite pour le mode solo pour faire rentrer à nouveau la brebis dans l’enclos.</text:p>
      <text:p text:style-name="P11"><text:tab/>Le chien qui fait sortir les brebis de l’enclos adverse d<text:span text:style-name="T10">evra se positionner à côté de la brebis et la pousser contre le bord de la carte. Il se placera ensuite au dessus de la brebis et descendra jusqu’à ce que la brebis sorte de l’enclos adverse.</text:span></text:p>
      <text:p text:style-name="P11"/>
      <text:p text:style-name="P11"/>
      <text:p text:style-name="P11"/>
      <text:p text:style-name="P11"/>
      <text:p text:style-name="P11"/>
      <text:p text:style-name="P11"/>
      <text:p text:style-name="P11"/>
      <text:p text:style-name="P11"/>
      <text:p text:style-name="P48"><text:soft-page-break/>Exploration :</text:p>
      <text:p text:style-name="P3"/>
      <text:p text:style-name="P14"><text:tab/>Nous avons décidé d’envoyer un chien bleu en repérage <text:span text:style-name="T3">car il est le plus rapide, il a <text:s/>la plus grande zone de vue et il ne pousse pas les brebis. Nous diviserons la carte en un quadrillage de carreaux de 2000x2000 (correspond au champ de vision d’un chien bleu) et le chien bleu parcourra les carreaux en passant par leur centres. Pour chaque nouvelle brebis qu’il rencontrera, il stockera dans une liste chaînée la position et l’ID de chaque brebis. </text:span></text:p>
      <text:p text:style-name="P14"/>
      <text:p text:style-name="P15"><text:tab/>On estime qu’un chien bleu <text:span text:style-name="T4">seul</text:span> met environ <text:span text:style-name="T5">35 secondes</text:span> à repérer une carte de taille 9000x6000.</text:p>
      <text:p text:style-name="P15"/>
      <text:p text:style-name="P49">Interaction entre chiens :</text:p>
      <text:p text:style-name="P4"/>
      <text:p text:style-name="P16"><text:tab/>Lorsqu’un chien bleu rencontrera un chien jaune (ceux qui vont pousser les brebis), <text:span text:style-name="T6">il l’ignore. Cependant, le chien bleu est en charge de donner la direction des brebis aux chiens jaunes lorsque ces derniers sont en attente (au centre de la carte). Ainsi, lorsqu’un chien jaune placé au centre de la carte et repère un chien bleu sur le cercle, de centre le milieu de la carte et de rayon légèrement inférieur au champ de vision d’un chien jaune, il va partir en direction du chien bleu et il arrivera donc vers la brebis, tandis que le chien bleu orientera un autre chien jaune ou partira continuer son repérage.<text:tab/></text:span></text:p>
      <text:p text:style-name="P16"/>
      <text:p text:style-name="P17"><text:tab/>Lorsque deux chiens jaunes se rencontrent, <text:span text:style-name="T7">ils s’ignorent mais si la brebis et le chien ne sont plus alignés avec le centre de l’enclos, la procédure de contournement se relancera et les chiens continueront leur trajet. </text:span></text:p>
      <text:p text:style-name="P17"/>
      <text:p text:style-name="P18"><text:tab/>Lorsqu’un chien violet rencontre un chien jaune (qui défend l’enclos), il ira dans la position opposé du chien jaune afin de ne pas le gêner, puis lorsqu’il verra le chien jaune revenir vers le centre, le chien violet reprendra son poste de défense.</text:p>
      <text:p text:style-name="P17"/>
      <text:p text:style-name="P5"><text:span text:style-name="T21">Organisation sociale permettant de résoudre le problème :</text:span> </text:p>
      <text:p text:style-name="P17"/>
      <text:p text:style-name="P19"><text:tab/>Nous ne pensons pas avoir besoin de toutes les races de chien, nous utiliserons uniquement les chiens bleus et jaunes pour le mode solo. <text:span text:style-name="T20">En effet</text:span>, nous pensons que les chiens rouges et cyans sont trop lents et les chiens verts et violets sont moins intéressants que les jaunes <text:span text:style-name="T20">(plus lents et nous n’avons pas besoin d’un grand champ de vision ici)</text:span>. <text:span text:style-name="T11">Pour le mode duel, nous utiliserons également un chien violet pour défendre notre enclos car il pourra observer la quasi totalité de l’enclos sans trop se déplacer et il est assez rapide. Nous utiliserons également un chien cyan afin de sortir les brebis des enclos adverse car seuls les chiens cyans et rouges peuvent sortir les brebis des enclos mais cela est beaucoup plus efficace avec un cyan car sont rayon d’action est moins limité.</text:span></text:p>
      <text:p text:style-name="P19"/>
      <text:p text:style-name="P19"/>
      <text:p text:style-name="P19"/>
      <text:p text:style-name="P19"/>
      <text:p text:style-name="P19"/>
      <text:p text:style-name="P21"><text:soft-page-break/>Adjectifs décrivant les chiens utilisés :</text:p>
      <text:p text:style-name="P19"><text:tab/><text:span text:style-name="T8">Chien bleu = observateur</text:span></text:p>
      <text:p text:style-name="P19"><text:tab/><text:span text:style-name="T8">Chien jaune = pousseur</text:span></text:p>
      <text:p text:style-name="P19"><text:tab/><text:span text:style-name="T13">Chien violet = <text:s/>défenseur</text:span></text:p>
      <text:p text:style-name="P19"><text:tab/><text:span text:style-name="T13">Chien cyan = resquilleur</text:span></text:p>
      <text:p text:style-name="P19"/>
      <text:p text:style-name="P21">Titre principal de chaque chien :</text:p>
      <text:p text:style-name="P20"><text:tab/><text:span text:style-name="T9">Chien bleu = explorateur</text:span></text:p>
      <text:p text:style-name="P20"><text:tab/><text:span text:style-name="T9">Chien jaune = chasseur</text:span></text:p>
      <text:p text:style-name="P20"><text:tab/><text:span text:style-name="T13">Chien violet = gardien</text:span></text:p>
      <text:p text:style-name="P20"><text:tab/><text:span text:style-name="T13">Chien cyan = voleur</text:span></text:p>
      <text:p text:style-name="P19"><text:tab/></text:p>
      <text:p text:style-name="P6"><text:span text:style-name="T21">Algorithme chien bleu :</text:span></text:p>
      <text:p text:style-name="P34"><text:span text:style-name="T43">m,n = trouveCarreauProche</text:span></text:p>
      <text:p text:style-name="P34">deplace<text:span text:style-name="T28">( m*2000, n*2000)</text:span></text:p>
      <text:p text:style-name="P33">//<text:span text:style-name="T29">Se dirige vers le carreau le plus proche</text:span></text:p>
      <text:p text:style-name="P39">carreauEnregistre = 1</text:p>
      <text:p text:style-name="P36">Pour carreau de <text:span text:style-name="T32">carreauEnregistre</text:span> à Xmax*Ymax/4000000 // <text:span text:style-name="T38">= nombre de carreaux sur la <text:tab/><text:tab/><text:tab/><text:tab/> <text:s text:c="9"/><text:tab/><text:tab/><text:tab/><text:tab/><text:tab/><text:tab/><text:tab/><text:tab/><text:tab/>carte</text:span> </text:p>
      <text:p text:style-name="P35"><text:tab/>deplace(tableauCentre[carreau])</text:p>
      <text:p text:style-name="P36"><text:tab/>//Se déplace sur tous les carreaux de la carte où les coordonnées sont calculées </text:p>
      <text:p text:style-name="P36"><text:tab/>dans tableauCentre</text:p>
      <text:p text:style-name="P36"><text:tab/><text:span text:style-name="T30">Si rencontreBrebis</text:span></text:p>
      <text:p text:style-name="P37"><text:tab/><text:tab/>ajouteListeChaînée(ID_<text:span text:style-name="T36">brebis</text:span>,coordonnees_<text:span text:style-name="T33">brebis</text:span>)</text:p>
      <text:p text:style-name="P37"><text:tab/>Si tailleListeChaînée = 4 </text:p>
      <text:p text:style-name="P37"><text:tab/>// Si il a trouvé autant de <text:span text:style-name="T33">brebis</text:span> qu’il y a de chiens jaunes</text:p>
      <text:p text:style-name="P37"><text:tab/><text:tab/><text:span text:style-name="T31">deplace(Xmax/2,Ymax/2)</text:span></text:p>
      <text:p text:style-name="P39"><text:tab/><text:tab/>carreauEnregistre = carreau</text:p>
      <text:p text:style-name="P39"><text:tab/><text:tab/>break</text:p>
      <text:p text:style-name="P38">Si distance(chien bleu, (Xmax/2,Ymax/2)) = Rayon de vision des chiens jaunes <text:span text:style-name="T32">+ 1</text:span></text:p>
      <text:p text:style-name="P38"><text:tab/><text:span text:style-name="T32">deplace(coord(chien bleu)) //Si il s’approche du centre, s’arrête</text:span></text:p>
      <text:p text:style-name="P38"><text:span text:style-name="T32">tourne (direction brebis) //Se met dans la direction de la première brebis à indiquer</text:span></text:p>
      <text:p text:style-name="P39">deplace(Xmax/2,Ymax/2)</text:p>
      <text:p text:style-name="P39">… <text:span text:style-name="T37">continue jusqu’à avoir indiquer tous les brebis</text:span></text:p>
      <text:p text:style-name="P39">deplace( carreauEnregistre<text:span text:style-name="T28">*2000, </text:span>carreauEnregistre<text:span text:style-name="T28">*2000</text:span>)</text:p>
      <text:p text:style-name="P39">//<text:span text:style-name="T33">Le chien recommence ensuite jusqu’à retrouver 4 brebis ou que la partie s’arrête</text:span></text:p>
      <text:p text:style-name="P25"><text:span text:style-name="T22"/></text:p>
      <text:p text:style-name="P25"><text:span text:style-name="T22">Algorithme chien jaune :</text:span> </text:p>
      <text:p text:style-name="P40">deplace(Xmax/2,Ymax/2) //<text:span text:style-name="T39">Se déplace vers le centre</text:span></text:p>
      <text:p text:style-name="P41">Si rencontreBrebis</text:p>
      <text:p text:style-name="P41"><text:tab/>ramenerBrebis</text:p>
      <text:p text:style-name="P27"><text:span text:style-name="T15">//Une fois qu’il rencontre la brebis, suit une trajectoire circulaire pour se retrouver derrière elle, de sorte que la brebis, le chien et le centre de l’enclos soient alignés.</text:span></text:p>
      <text:p text:style-name="P27"><text:span text:style-name="T15">//Se dirige vers la brebis jusqu’à ce qu’elle soit dans l’enclos.</text:span></text:p>
      <text:p text:style-name="P26">//Sinon attend au milieu <text:span text:style-name="T24">de la carte</text:span> qu’un chien bleu arrive dans son champ de vision.</text:p>
      <text:p text:style-name="P41">Si voitChienBleu et I<text:span text:style-name="T41">D</text:span>le+bas</text:p>
      <text:p text:style-name="P41"><text:soft-page-break/><text:tab/>deplace(direction(chien bleu))</text:p>
      <text:p text:style-name="P26">//<text:span text:style-name="T40">S</text:span>i c’est le chien <text:span text:style-name="T25">jaune</text:span> avec l’ID le plus bas qui attend au milieu, va dans la direction du chien bleu.</text:p>
      <text:p text:style-name="P41">Si rencontreBrebis</text:p>
      <text:p text:style-name="P41"><text:tab/>ramenerBrebis</text:p>
      <text:p text:style-name="P27">//Si il rencontre une brebis sur le chemin, la ramène <text:span text:style-name="T23">suivant la procédure pour pousser une brebis décrite précédemment</text:span>.</text:p>
      <text:p text:style-name="P26"><text:span text:style-name="T26">//Recommence jusqu’à ce que toutes les brebis soient ramenées dans l’enclos</text:span></text:p>
      <text:p text:style-name="P50"/>
      <text:p text:style-name="P8"><text:span text:style-name="T21">Algorithme chien violet :</text:span></text:p>
      <text:p text:style-name="P44">Tant que (!rencontreChienJaune et!brebisDehors)</text:p>
      <text:p text:style-name="P42"><text:tab/>deplace(point1)</text:p>
      <text:p text:style-name="P42"><text:tab/>deplace(point2)</text:p>
      <text:p text:style-name="P42"><text:tab/>deplace(point3)</text:p>
      <text:p text:style-name="P29"><text:span text:style-name="T14">//Oscille en hauteur et en largeur autour du centre de l’enclos où les points 1,2 et 3 sont des points calculés pour voir tout l’enclos</text:span></text:p>
      <text:p text:style-name="P42">Si rencontreChienJaune</text:p>
      <text:p text:style-name="P42"><text:tab/>deplace(directionOpposé(chien jaune))</text:p>
      <text:p text:style-name="P42">Si coordChienJaune = (Xmax/10,Ymax/2)</text:p>
      <text:p text:style-name="P42"><text:tab/>...reprend les déplacements entre les points 1,2 et 3</text:p>
      <text:p text:style-name="P29"><text:span text:style-name="T16">//Si il repère un chien jaune, se décale du côté opposé pour le laisser rapporter sa brebis jusqu’à ce qu’il s’éloigne de l’enclos.</text:span></text:p>
      <text:p text:style-name="P43">Si brebisDehors</text:p>
      <text:p text:style-name="P43"><text:tab/>ramenerBrebis</text:p>
      <text:p text:style-name="P28"><text:span text:style-name="T14">//Quand il voit qu’une brebis sort de l’enclos, se positionne derrière elle et la pousse vers l’enclos.</text:span></text:p>
      <text:p text:style-name="P7"><text:span text:style-name="T21"/></text:p>
      <text:p text:style-name="P8"><text:span text:style-name="T21">Algorithme chien cyan :</text:span> </text:p>
      <text:p text:style-name="P7"/>
      <text:p text:style-name="P45">Tant que (!rencontreBrebis)</text:p>
      <text:p text:style-name="P44"><text:tab/>deplace(point1)</text:p>
      <text:p text:style-name="P44"><text:tab/>deplace(point2)</text:p>
      <text:p text:style-name="P30">//Se dirige dans l’enclos adverse,<text:span text:style-name="T27"> et se déplace entre plusieurs points où les brebis peuvent se trouver</text:span></text:p>
      <text:p text:style-name="P45">Si rencontreBrebis</text:p>
      <text:p text:style-name="P45"><text:tab/>sortirBrebis</text:p>
      <text:p text:style-name="P31">//Se positionne (du côté opposé du bord de la carte) à côté de la brebis à sortir <text:span text:style-name="T16">(la plus proche)</text:span> .</text:p>
      <text:p text:style-name="P30">//Pousse la brebis contre le bord de la carte.</text:p>
      <text:p text:style-name="P30">//Se positionne au dessus de la brebis et pousse la brebis vers le bas.</text:p>
      <text:p text:style-name="P30">//Lorsque la brebis est sortie, <text:span text:style-name="T42">recomm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élorusse" svg:font-family="Biélorusse"/>
    <style:font-face style:name="Comic" svg:font-family="Comic"/>
    <style:font-face style:name="hongroise" svg:font-family="hongroise"/>
    <style:font-face style:name="Comic sans ms" svg:font-family="'Comic sans ms'" style:font-family-generic="script"/>
    <style:font-face style:name="Noto Sans Devanagari1" svg:font-family="'Noto Sans Devanagari'" style:font-family-generic="swiss"/>
    <style:font-face style:name="AkrutiTml2" svg:font-family="AkrutiTml2" style:font-pitch="variable"/>
    <style:font-face style:name="C059" svg:font-family="C059" style:font-pitch="variable"/>
    <style:font-face style:name="D050000L" svg:font-family="D050000L" style:font-pitch="variable"/>
    <style:font-face style:name="Z003" svg:font-family="Z003"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09:07:40.433860791</meta:creation-date>
    <dc:date>2019-06-05T16:14:35.874209293</dc:date>
    <meta:editing-duration>PT6H34S</meta:editing-duration>
    <meta:editing-cycles>128</meta:editing-cycles>
    <meta:generator>LibreOffice/6.1.6.3$Linux_X86_64 LibreOffice_project/10$Build-3</meta:generator>
    <meta:document-statistic meta:table-count="0" meta:image-count="0" meta:object-count="3" meta:page-count="4" meta:paragraph-count="100" meta:word-count="1257" meta:character-count="7707" meta:non-whitespace-character-count="6440"/>
  </office:meta>
</office:document-meta>
</file>

<file path=Object 1/content.xml><?xml version="1.0" encoding="utf-8"?>
<math xmlns="http://www.w3.org/1998/Math/MathML" display="block">
  <semantics>
    <mrow>
      <mi>y</mi>
      <mo stretchy="false">=</mo>
      <mrow>
        <mrow>
          <mfrac>
            <mrow>
              <mi mathvariant="italic">yd</mi>
              <mo stretchy="false">−</mo>
              <mi mathvariant="italic">yb</mi>
            </mrow>
            <mrow>
              <mi mathvariant="italic">xd</mi>
              <mo stretchy="false">−</mo>
              <mi mathvariant="italic">xb</mi>
            </mrow>
          </mfrac>
          <mo stretchy="false">∗</mo>
          <mi>x</mi>
        </mrow>
        <mo stretchy="false">+</mo>
        <mi mathvariant="italic">yd</mi>
      </mrow>
    </mrow>
    <annotation encoding="StarMath 5.0">y = {yd-yb} over {xd-xb}*x+yd </annotation>
  </semantics>
</math>
</file>

<file path=Object 2/content.xml><?xml version="1.0" encoding="utf-8"?>
<math xmlns="http://www.w3.org/1998/Math/MathML" display="block">
  <semantics>
    <mrow>
      <mi>y</mi>
      <mo stretchy="false">=</mo>
      <mrow>
        <mfrac>
          <mrow>
            <mi mathvariant="italic">yb</mi>
            <mo stretchy="false">−</mo>
            <mi mathvariant="italic">yc</mi>
          </mrow>
          <mrow>
            <mi mathvariant="italic">xb</mi>
            <mo stretchy="false">−</mo>
            <mi mathvariant="italic">xc</mi>
          </mrow>
        </mfrac>
        <mo stretchy="false">∗</mo>
        <mi>x</mi>
      </mrow>
    </mrow>
    <annotation encoding="StarMath 5.0">y = {yb-yc} over {xb-xc} *x</annotation>
  </semantics>
</math>
</file>

<file path=Object 3/content.xml><?xml version="1.0" encoding="utf-8"?>
<math xmlns="http://www.w3.org/1998/Math/MathML" display="block">
  <semantics>
    <mrow>
      <mrow>
        <mo fence="true" stretchy="false">(</mo>
        <mrow>
          <mrow>
            <mi>y</mi>
            <mo stretchy="false">−</mo>
            <mi mathvariant="italic">yb</mi>
          </mrow>
        </mrow>
        <mo fence="true" stretchy="false">)</mo>
      </mrow>
      <mrow>
        <mn>²</mn>
        <mo stretchy="false">+</mo>
        <mrow>
          <mo fence="true" stretchy="false">(</mo>
          <mrow>
            <mrow>
              <mi>x</mi>
              <mo stretchy="false">−</mo>
              <mi mathvariant="italic">xb</mi>
            </mrow>
          </mrow>
          <mo fence="true" stretchy="false">)</mo>
        </mrow>
      </mrow>
      <mrow>
        <mn>²</mn>
        <mo stretchy="false">=</mo>
        <mrow>
          <mo fence="true" stretchy="false">(</mo>
          <mrow>
            <mrow>
              <mi mathvariant="italic">xb</mi>
              <mo stretchy="false">−</mo>
              <mi mathvariant="italic">xd</mi>
            </mrow>
          </mrow>
          <mo fence="true" stretchy="false">)</mo>
        </mrow>
      </mrow>
      <mrow>
        <mn>²</mn>
        <mo stretchy="false">+</mo>
        <mrow>
          <mo fence="true" stretchy="false">(</mo>
          <mrow>
            <mrow>
              <mi mathvariant="italic">yb</mi>
              <mo stretchy="false">−</mo>
              <mi mathvariant="italic">yd</mi>
            </mrow>
          </mrow>
          <mo fence="true" stretchy="false">)</mo>
        </mrow>
      </mrow>
      <mn>²</mn>
    </mrow>
    <annotation encoding="StarMath 5.0">( y-yb )²+( x-xb )² = ( xb-xd )²+( yb-yd )² </annotation>
  </semantics>
</math>
</file>